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563cm" fo:min-width="7.85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811cm" svg:height="11.049cm" svg:x="6.08cm" svg:y="5.318cm">
          <text:p text:style-name="P1">Name – Thilini Asmada</text:p>
          <text:p text:style-name="P1">Index No. - 1702020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23.463091575</meta:creation-date>
    <dc:date>2018-02-19T14:38:14.678531950</dc:date>
    <meta:editing-duration>PT10S</meta:editing-duration>
    <meta:editing-cycles>1</meta:editing-cycles>
    <meta:document-statistic meta:object-count="1"/>
    <meta:generator>LibreOffice/5.1.6.2$Linux_X86_64 LibreOffice_project/10m0$Build-2</meta:generator>
  </office:meta>
</office:document-meta>
</file>